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VReader.re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SVReader.read( char b [ ] , int o , int 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VGeneratorBean.end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SVGeneratorBean.dumpRecor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SVReade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Bean.dumpFiel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SVGeneratorBea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SVReader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Bean.startElement( String nam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SV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Bean.genera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CSVReader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Bea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SVGeneratorBean.CSVGenerato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Bean.setup( SourceResolver resolver , Map object_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SVGeneratorBean.indent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Reader.CSVReader( Source source , String encoding , int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SVGeneratorBean.start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Reade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